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Andale Sans UI" svg:font-family="'Andale Sans UI'" style:font-pitch="variable"/>
    <style:font-face style:name="Tahoma" svg:font-family="Tahoma" style:font-pitch="variable"/>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8.498cm" style:rel-column-width="32767*"/>
    </style:style>
    <style:style style:name="Table1.B" style:family="table-column">
      <style:table-column-properties style:column-width="8.5cm" style:rel-column-width="32768*"/>
    </style:style>
    <style:style style:name="Table1.A1" style:family="table-cell">
      <style:table-cell-properties fo:background-color="#99ccff" fo:padding="0cm" fo:border-left="0.05pt solid #000099" fo:border-right="none" fo:border-top="0.05pt solid #000099" fo:border-bottom="0.05pt solid #000099">
        <style:background-image/>
      </style:table-cell-properties>
    </style:style>
    <style:style style:name="Table1.B1" style:family="table-cell">
      <style:table-cell-properties fo:background-color="#99ccff" fo:padding="0cm" fo:border="0.05pt solid #000099">
        <style:background-image/>
      </style:table-cell-properties>
    </style:style>
    <style:style style:name="Table1.A2" style:family="table-cell">
      <style:table-cell-properties fo:padding="0cm" fo:border-left="0.05pt solid #000099" fo:border-right="none" fo:border-top="none" fo:border-bottom="0.05pt solid #000099"/>
    </style:style>
    <style:style style:name="Table1.B2" style:family="table-cell" style:data-style-name="N0">
      <style:table-cell-properties style:vertical-align="bottom" fo:padding="0cm" fo:border-left="0.05pt solid #000099" fo:border-right="0.05pt solid #000099" fo:border-top="none" fo:border-bottom="0.05pt solid #000099"/>
    </style:style>
    <style:style style:name="P1" style:family="paragraph" style:parent-style-name="Table_20_Contents">
      <style:paragraph-properties fo:text-align="end" style:justify-single-word="false"/>
    </style:style>
    <style:style style:name="P2" style:family="paragraph" style:parent-style-name="Standard">
      <style:text-properties fo:color="#ff3366" style:font-name="Liberation Sans" fo:font-size="18pt" fo:font-weight="bold" style:font-size-asian="18pt" style:font-weight-asian="bold" style:font-size-complex="18pt" style:font-weight-complex="bold"/>
    </style:style>
    <style:style style:name="T1" style:family="text">
      <style:text-properties fo:font-style="italic" fo:font-weight="bold"/>
    </style:style>
    <style:style style:name="T2" style:family="text">
      <style:text-properties fo:color="#355e00"/>
    </style:style>
    <style:style style:name="T3" style:family="text">
      <style:text-properties fo:color="#280099"/>
    </style:style>
    <style:style style:name="T4" style:family="text">
      <style:text-properties fo:color="#e6ff00"/>
    </style:style>
    <style:style style:name="T5" style:family="text">
      <style:text-properties fo:color="#94006b"/>
    </style:style>
    <style:style style:name="T6" style:family="text">
      <style:text-properties fo:color="#00dcff"/>
    </style:style>
    <number:number-style style:name="N0">
      <number:number number:min-integer-digits="1"/>
    </number:number-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ext:p text:style-name="Standard"/>
      <text:p text:style-name="P2">RED <text:span text:style-name="T2">GREEN</text:span> <text:span text:style-name="T3">BLUE</text:span> <text:span text:style-name="T4">YELLOW</text:span> <text:span text:style-name="T5">MAGENTA</text:span> <text:span text:style-name="T6">TURQUOISE</text:span></text:p>
      <text:p text:style-name="Standard"/>
      <table:table table:name="Table1" table:style-name="Table1">
        <table:table-column table:style-name="Table1.A"/>
        <table:table-column table:style-name="Table1.B"/>
        <table:table-row>
          <table:table-cell table:style-name="Table1.A1" office:value-type="string">
            <text:p text:style-name="Table_20_Heading">Quotation</text:p>
          </table:table-cell>
          <table:table-cell table:style-name="Table1.B1" office:value-type="string">
            <text:p text:style-name="Table_20_Heading">Year</text:p>
          </table:table-cell>
        </table:table-row>
        <table:table-row>
          <table:table-cell table:style-name="Table1.A2" office:value-type="string">
            <text:p text:style-name="Table_20_Contents"><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able:table-cell>
          <table:table-cell table:style-name="Table1.B2" office:value-type="float" office:value="1940">
            <text:p text:style-name="P1">194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Andale Sans UI" svg:font-family="'Andale Sans UI'" style:font-pitch="variable"/>
    <style:font-face style:name="Tahoma" svg:font-family="Tahoma" style:font-pitch="variable"/>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_20_Symbol" style:display-name="Footnote Symbol" style:family="text"/>
    <style:style style:name="Endnote_20_Symbol" style:display-name="Endnote Symbol"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1505</meta:generator>
    <meta:initial-creator>Jürgen Schmidt</meta:initial-creator>
    <meta:creation-date>2003-02-12T09:11:07</meta:creation-date>
    <dc:creator>Tor Lillqvist</dc:creator>
    <dc:date>2012-06-07T16:19:58</dc:date>
    <dc:language>en-US</dc:language>
    <meta:editing-cycles>6</meta:editing-cycles>
    <meta:editing-duration>PT3M46S</meta:editing-duration>
    <meta:document-statistic meta:table-count="1" meta:image-count="0" meta:object-count="0" meta:page-count="1" meta:paragraph-count="6" meta:word-count="195" meta:character-count="1010" meta:non-whitespace-character-count="817"/>
    <meta:user-defined meta:name="Info 1"/>
    <meta:user-defined meta:name="Info 2"/>
    <meta:user-defined meta:name="Info 3"/>
    <meta:user-defined meta:name="Info 4"/>
  </office:meta>
</office:document-meta>
</file>